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f5c" officeooo:paragraph-rsid="0003df5c"/>
    </style:style>
    <style:style style:name="P2" style:family="paragraph" style:parent-style-name="Standard">
      <style:paragraph-properties fo:text-align="center" style:justify-single-word="false"/>
      <style:text-properties fo:font-size="16pt" officeooo:rsid="0003df5c" officeooo:paragraph-rsid="0003df5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3df5c" officeooo:paragraph-rsid="0003df5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8379" officeooo:paragraph-rsid="0005837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df5c" officeooo:paragraph-rsid="0003df5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erciements</text:p>
      <text:p text:style-name="P3"/>
      <text:p text:style-name="P3">Je ne citerai pas de nom de peur d’oublier des personnes. </text:p>
      <text:p text:style-name="P3"/>
      <text:p text:style-name="P3">Je tiens à remercier toutes les personnes qui de près ou de loin m’ont aidées au sein d’Airbus, les formateurs de l’AFPI ainsi que ma section avec qui j’ai passé 2 très bonnes années.</text:p>
      <text:p text:style-name="P4"/>
      <text:p text:style-name="P4">Merci Cédric et Stéphane pour tout !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2:30.559136850</meta:creation-date>
    <dc:date>2017-11-01T00:02:07.550546588</dc:date>
    <meta:editing-duration>PT5M55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4" meta:word-count="53" meta:character-count="290" meta:non-whitespace-character-count="240"/>
  </office:meta>
</office:document-meta>
</file>